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Iout</text:p>
          </table:table-cell>
          <table:table-cell table:style-name="Default" office:value-type="string" calcext:value-type="string">
            <text:p>fmin</text:p>
          </table:table-cell>
          <table:table-cell office:value-type="string" calcext:value-type="string">
            <text:p>Vripple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style-name="Default" office:value-type="string" calcext:value-type="string">
            <text:p>ton/toff</text:p>
          </table:table-cell>
          <table:table-cell table:style-name="Default" office:value-type="string" calcext:value-type="string">
            <text:p>ton+toff</text:p>
          </table:table-cell>
          <table:table-cell table:style-name="Default" office:value-type="string" calcext:value-type="string">
            <text:p>toff</text:p>
          </table:table-cell>
          <table:table-cell table:style-name="Default" office:value-type="string" calcext:value-type="string">
            <text:p>ton</text:p>
          </table:table-cell>
          <table:table-cell table:style-name="Default" office:value-type="string" calcext:value-type="string">
            <text:p>Ct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Rsc</text:p>
          </table:table-cell>
          <table:table-cell table:style-name="Default" office:value-type="string" calcext:value-type="string">
            <text:p>Lmin</text:p>
          </table:table-cell>
          <table:table-cell table:style-name="Default" office:value-type="string" calcext:value-type="string">
            <text:p>C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0000" calcext:value-type="float">
            <text:p>20.00E+0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(1.25*[.H2])/([.B2]-1.25)" office:value-type="float" office:value="1200" calcext:value-type="float">
            <text:p>1200</text:p>
          </table:table-cell>
          <table:table-cell table:formula="of:=([.B2]+[.G2])/([.A2]-[.F2]-[.B2])" office:value-type="float" office:value="0.263157894736842" calcext:value-type="float">
            <text:p>263.16E-03</text:p>
          </table:table-cell>
          <table:table-cell table:formula="of:=1/[.D2]" office:value-type="float" office:value="0.00005" calcext:value-type="float">
            <text:p>50.00E-06</text:p>
          </table:table-cell>
          <table:table-cell table:formula="of:=[.K2]/([.J2]+1)" office:value-type="float" office:value="0.0000395833333333333" calcext:value-type="float">
            <text:p>39.58E-06</text:p>
          </table:table-cell>
          <table:table-cell table:formula="of:=[.K2]-[.L2]" office:value-type="float" office:value="0.0000104166666666667" calcext:value-type="float">
            <text:p>10.42E-06</text:p>
          </table:table-cell>
          <table:table-cell table:formula="of:=0.00004*[.M2]" office:value-type="float" office:value="0.000000000416666666666667" calcext:value-type="float">
            <text:p>416.67E-12</text:p>
          </table:table-cell>
          <table:table-cell table:formula="of:=2*[.C2]" office:value-type="float" office:value="1" calcext:value-type="float">
            <text:p>1</text:p>
          </table:table-cell>
          <table:table-cell table:formula="of:=0.3/[.O2]" office:value-type="float" office:value="0.3" calcext:value-type="float">
            <text:p>0.3</text:p>
          </table:table-cell>
          <table:table-cell table:formula="of:=(([.A2]-[.F2]-[.B2])/[.O2])*[.M2]" office:value-type="float" office:value="0.000197916666666667" calcext:value-type="float">
            <text:p>197.92E-06</text:p>
          </table:table-cell>
          <table:table-cell table:formula="of:=([.O2]*[.K2])/(8*[.E2])" office:value-type="float" office:value="0.0000520833333333333" calcext:value-type="float">
            <text:p>52.08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000" calcext:value-type="float">
            <text:p>50.00E+0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(1.25*[.H3])/([.B3]-1.25)" office:value-type="float" office:value="1200" calcext:value-type="float">
            <text:p>1200</text:p>
          </table:table-cell>
          <table:table-cell table:formula="of:=([.B3]+[.G3])/([.A3]-[.F3]-[.B3])" office:value-type="float" office:value="0.263157894736842" calcext:value-type="float">
            <text:p>263.16E-03</text:p>
          </table:table-cell>
          <table:table-cell table:formula="of:=1/[.D3]" office:value-type="float" office:value="0.00002" calcext:value-type="float">
            <text:p>20.00E-06</text:p>
          </table:table-cell>
          <table:table-cell table:formula="of:=[.K3]/([.J3]+1)" office:value-type="float" office:value="0.0000158333333333333" calcext:value-type="float">
            <text:p>15.83E-06</text:p>
          </table:table-cell>
          <table:table-cell table:formula="of:=[.K3]-[.L3]" office:value-type="float" office:value="0.00000416666666666667" calcext:value-type="float">
            <text:p>4.17E-06</text:p>
          </table:table-cell>
          <table:table-cell table:formula="of:=0.00004*[.M3]" office:value-type="float" office:value="0.000000000166666666666667" calcext:value-type="float">
            <text:p>166.67E-12</text:p>
          </table:table-cell>
          <table:table-cell table:formula="of:=2*[.C3]" office:value-type="float" office:value="1" calcext:value-type="float">
            <text:p>1</text:p>
          </table:table-cell>
          <table:table-cell table:formula="of:=0.3/[.O3]" office:value-type="float" office:value="0.3" calcext:value-type="float">
            <text:p>0.3</text:p>
          </table:table-cell>
          <table:table-cell table:formula="of:=(([.A3]-[.F3]-[.B3])/[.O3])*[.M3]" office:value-type="float" office:value="0.0000791666666666666" calcext:value-type="float">
            <text:p>79.17E-06</text:p>
          </table:table-cell>
          <table:table-cell table:formula="of:=([.O3]*[.K3])/(8*[.E3])" office:value-type="float" office:value="0.0000208333333333333" calcext:value-type="float">
            <text:p>20.83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000" calcext:value-type="float">
            <text:p>20.00E+0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(1.25*[.H4])/([.B4]-1.25)" office:value-type="float" office:value="1200" calcext:value-type="float">
            <text:p>1200</text:p>
          </table:table-cell>
          <table:table-cell table:formula="of:=([.B4]+[.G4])/([.A4]-[.F4]-[.B4])" office:value-type="float" office:value="0.147058823529412" calcext:value-type="float">
            <text:p>147.06E-03</text:p>
          </table:table-cell>
          <table:table-cell table:formula="of:=1/[.D4]" office:value-type="float" office:value="0.00005" calcext:value-type="float">
            <text:p>50.00E-06</text:p>
          </table:table-cell>
          <table:table-cell table:formula="of:=[.K4]/([.J4]+1)" office:value-type="float" office:value="0.0000435897435897436" calcext:value-type="float">
            <text:p>43.59E-06</text:p>
          </table:table-cell>
          <table:table-cell table:formula="of:=[.K4]-[.L4]" office:value-type="float" office:value="0.00000641025641025641" calcext:value-type="float">
            <text:p>6.41E-06</text:p>
          </table:table-cell>
          <table:table-cell table:formula="of:=0.00004*[.M4]" office:value-type="float" office:value="0.000000000256410256410256" calcext:value-type="float">
            <text:p>256.41E-12</text:p>
          </table:table-cell>
          <table:table-cell table:formula="of:=2*[.C4]" office:value-type="float" office:value="0.4" calcext:value-type="float">
            <text:p>0.4</text:p>
          </table:table-cell>
          <table:table-cell table:formula="of:=0.3/[.O4]" office:value-type="float" office:value="0.75" calcext:value-type="float">
            <text:p>0.75</text:p>
          </table:table-cell>
          <table:table-cell table:formula="of:=(([.A4]-[.F4]-[.B4])/[.O4])*[.M4]" office:value-type="float" office:value="0.000544871794871794" calcext:value-type="float">
            <text:p>544.87E-06</text:p>
          </table:table-cell>
          <table:table-cell table:formula="of:=([.O4]*[.K4])/(8*[.E4])" office:value-type="float" office:value="0.0000208333333333333" calcext:value-type="float">
            <text:p>20.83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0000" calcext:value-type="float">
            <text:p>50.00E+0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(1.25*[.H5])/([.B5]-1.25)" office:value-type="float" office:value="1200" calcext:value-type="float">
            <text:p>1200</text:p>
          </table:table-cell>
          <table:table-cell table:formula="of:=([.B5]+[.G5])/([.A5]-[.F5]-[.B5])" office:value-type="float" office:value="0.147058823529412" calcext:value-type="float">
            <text:p>147.06E-03</text:p>
          </table:table-cell>
          <table:table-cell table:formula="of:=1/[.D5]" office:value-type="float" office:value="0.00002" calcext:value-type="float">
            <text:p>20.00E-06</text:p>
          </table:table-cell>
          <table:table-cell table:formula="of:=[.K5]/([.J5]+1)" office:value-type="float" office:value="0.0000174358974358974" calcext:value-type="float">
            <text:p>17.44E-06</text:p>
          </table:table-cell>
          <table:table-cell table:formula="of:=[.K5]-[.L5]" office:value-type="float" office:value="0.00000256410256410256" calcext:value-type="float">
            <text:p>2.56E-06</text:p>
          </table:table-cell>
          <table:table-cell table:formula="of:=0.00004*[.M5]" office:value-type="float" office:value="0.000000000102564102564103" calcext:value-type="float">
            <text:p>102.56E-12</text:p>
          </table:table-cell>
          <table:table-cell table:formula="of:=2*[.C5]" office:value-type="float" office:value="0.4" calcext:value-type="float">
            <text:p>0.4</text:p>
          </table:table-cell>
          <table:table-cell table:formula="of:=0.3/[.O5]" office:value-type="float" office:value="0.75" calcext:value-type="float">
            <text:p>0.75</text:p>
          </table:table-cell>
          <table:table-cell table:formula="of:=(([.A5]-[.F5]-[.B5])/[.O5])*[.M5]" office:value-type="float" office:value="0.000217948717948718" calcext:value-type="float">
            <text:p>217.95E-06</text:p>
          </table:table-cell>
          <table:table-cell table:formula="of:=([.O5]*[.K5])/(8*[.E5])" office:value-type="float" office:value="0.00000833333333333334" calcext:value-type="float">
            <text:p>8.33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75000" calcext:value-type="float">
            <text:p>75.00E+0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(1.25*[.H6])/([.B6]-1.25)" office:value-type="float" office:value="1200" calcext:value-type="float">
            <text:p>1200</text:p>
          </table:table-cell>
          <table:table-cell table:formula="of:=([.B6]+[.G6])/([.A6]-[.F6]-[.B6])" office:value-type="float" office:value="0.147058823529412" calcext:value-type="float">
            <text:p>147.06E-03</text:p>
          </table:table-cell>
          <table:table-cell table:formula="of:=1/[.D6]" office:value-type="float" office:value="0.0000133333333333333" calcext:value-type="float">
            <text:p>13.33E-06</text:p>
          </table:table-cell>
          <table:table-cell table:formula="of:=[.K6]/([.J6]+1)" office:value-type="float" office:value="0.0000116239316239316" calcext:value-type="float">
            <text:p>11.62E-06</text:p>
          </table:table-cell>
          <table:table-cell table:formula="of:=[.K6]-[.L6]" office:value-type="float" office:value="0.00000170940170940171" calcext:value-type="float">
            <text:p>1.71E-06</text:p>
          </table:table-cell>
          <table:table-cell table:formula="of:=0.00004*[.M6]" office:value-type="float" office:value="0.0000000000683760683760683" calcext:value-type="float">
            <text:p>68.38E-12</text:p>
          </table:table-cell>
          <table:table-cell table:formula="of:=2*[.C6]" office:value-type="float" office:value="0.4" calcext:value-type="float">
            <text:p>0.4</text:p>
          </table:table-cell>
          <table:table-cell table:formula="of:=0.3/[.O6]" office:value-type="float" office:value="0.75" calcext:value-type="float">
            <text:p>0.75</text:p>
          </table:table-cell>
          <table:table-cell table:formula="of:=(([.A6]-[.F6]-[.B6])/[.O6])*[.M6]" office:value-type="float" office:value="0.000145299145299145" calcext:value-type="float">
            <text:p>145.30E-06</text:p>
          </table:table-cell>
          <table:table-cell table:formula="of:=([.O6]*[.K6])/(8*[.E6])" office:value-type="float" office:value="0.00000555555555555556" calcext:value-type="float">
            <text:p>5.5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09:48:13.5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20:48:59.043000000</meta:creation-date>
    <dc:date>2017-12-02T09:48:20.348000000</dc:date>
    <meta:editing-duration>PT24M44S</meta:editing-duration>
    <meta:editing-cycles>4</meta:editing-cycles>
    <meta:generator>LibreOffice/5.3.7.2$Windows_X86_64 LibreOffice_project/6b8ed514a9f8b44d37a1b96673cbbdd077e24059</meta:generator>
    <meta:document-statistic meta:table-count="1" meta:cell-count="108" meta:object-count="0"/>
  </office:meta>
</office:document-meta>
</file>